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7813in"/>
    </style:style>
    <style:style style:name="Table1.B" style:family="table-column">
      <style:table-column-properties style:column-width="1.14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9ffa0"/>
    </style:style>
    <style:style style:name="P2" style:family="paragraph" style:parent-style-name="Table_20_Contents">
      <style:paragraph-properties fo:text-align="center" style:justify-single-word="false"/>
      <style:text-properties fo:color="#ff0000" officeooo:paragraph-rsid="0019f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Log</text:p>
          </table:table-cell>
          <table:table-cell table:style-name="Table1.B1" office:value-type="string">
            <text:p text:style-name="P2">Issues</text:p>
          </table:table-cell>
        </table:table-row>
        <table:table-row>
          <table:table-cell table:style-name="Table1.A2" office:value-type="string">
            <text:p text:style-name="P1">Please enter the address (ip or hostname) of the server you wish to connect to.</text:p>
            <text:p text:style-name="P1">If you just press enter, we'll keep default "localhost"</text:p>
            <text:p text:style-name="P1"></text:p>
            <text:p text:style-name="P1">We are playing the map "Galilei"</text:p>
            <text:p text:style-name="P1">There are (1/8) players waiting in this lobby</text:p>
            <text:p text:style-name="P1">Benvenuto su Escape from The Aliens in Outer Space!!</text:p>
            <text:p text:style-name="P1">Versione 0.9</text:p>
            <text:p text:style-name="P1">Have fun!</text:p>
            <text:p text:style-name="P1">A new player has connected (2/8) <text:s text:c="3"/>(Someone else's turn, free-action)&gt; </text:p>
            <text:p text:style-name="P1">The game will start in 20 seconds <text:s text:c="2"/></text:p>
            <text:p text:style-name="P1">You have been assigned to the team: ALIENS</text:p>
          </table:table-cell>
          <table:table-cell table:style-name="Table1.B2" office:value-type="string">
            <text:p text:style-name="P1">Il prompt fa le bizze in alcune occasioni.</text:p>
          </table:table-cell>
        </table:table-row>
        <table:table-row>
          <table:table-cell table:style-name="Table1.A2" office:value-type="string">
            <text:p text:style-name="P1">********** Turn number: 1 * Now Playing : Guest-0-8725 **********</text:p>
            <text:p text:style-name="P1">You hear noise coming from coordinates M08</text:p>
            <text:p text:style-name="P1">********** Turn number: 1 * Now Playing : Guest-0-2033 **********</text:p>
            <text:p text:style-name="P1">Hello player Guest-0-2033, you are located in L06 and it's your turn to move</text:p>
            <text:p text:style-name="P1">you have to move your character on the map</text:p>
            <text:p text:style-name="P1">(My turn, coordinates)&gt; K6</text:p>
            <text:p text:style-name="P1">Your location is: K06 <text:s text:c="2"/></text:p>
            <text:p text:style-name="P1">do you want to attack? <text:s/></text:p>
            <text:p text:style-name="P1">(My turn, yes/no)&gt; no</text:p>
            <text:p text:style-name="P1">You hear noise coming from coordinates K06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********** Turn number: 2 * Now Playing : Guest-0-8725 **********</text:p>
            <text:p text:style-name="P1">********** Turn number: 2 * Now Playing : Guest-0-2033 **********</text:p>
            <text:p text:style-name="P1">Hello player Guest-0-2033, you are located in K06 and it's your turn to move</text:p>
            <text:p text:style-name="P1">you have to move your character on the map</text:p>
            <text:p text:style-name="P1">(My turn, coordinates)&gt; L6</text:p>
            <text:p text:style-name="P1">PlayerCanNotEnterException : Destination can not be reached by members of your team</text:p>
            <text:p text:style-name="P1">you have to move your character on the map</text:p>
            <text:p text:style-name="P1">(My turn, coordinates)&gt; J6</text:p>
            <text:p text:style-name="P1">Your location is: J06 <text:s text:c="2"/></text:p>
            <text:p text:style-name="P1">do you want to attack? <text:s/></text:p>
            <text:p text:style-name="P1">(My turn, yes/no)&gt; no</text:p>
            <text:p text:style-name="P1">You hear noise coming from coordinates J06</text:p>
            <text:p text:style-name="P1">********** Turn number: 3 * Now Playing : Guest-0-8725 **********</text:p>
            <text:p text:style-name="P1">You hear noise coming from coordinates M14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********** Turn number: 3 * Now Playing : Guest-0-2033 **********</text:p>
            <text:p text:style-name="P1">Hello player Guest-0-2033, you are located in J06 and it's your turn to move</text:p>
            <text:p text:style-name="P1">you have to move your character on the map</text:p>
            <text:p text:style-name="P1">(My turn, coordinates)&gt; K6</text:p>
            <text:p text:style-name="P1">Your location is: K06 <text:s text:c="2"/></text:p>
            <text:p text:style-name="P1">do you want to attack? <text:s/>(My turn, coordinates)&gt; </text:p>
            <text:p text:style-name="P1">(My turn, yes/no)&gt; no</text:p>
            <text:p text:style-name="P1">enter the coordinates where you want to make a noise</text:p>
            <text:p text:style-name="P1">(My turn, coordinates)&gt; 56</text:p>
            <text:p text:style-name="P1">Coordinates not recognized. </text:p>
            <text:p text:style-name="P1"><text:soft-page-break/>Coordinates must be in the format "A01", </text:p>
            <text:p text:style-name="P1">where 'A' is an uppercase letter, and '01' is a 2-digit number.</text:p>
            <text:p text:style-name="P1">(My turn, coordinates)&gt; A34</text:p>
            <text:p text:style-name="P1">You hear noise coming from coordinates A34</text:p>
            <text:p text:style-name="P1">********** Turn number: 4 * Now Playing : Guest-0-8725 **********</text:p>
            <text:p text:style-name="P1">********** Turn number: 4 * Now Playing : Guest-0-2033 **********</text:p>
            <text:p text:style-name="P1">Hello player Guest-0-2033, you are located in K06 and it's your turn to move</text:p>
            <text:p text:style-name="P1">you have to move your character on the map</text:p>
            <text:p text:style-name="P1">(My turn, coordinates)&gt; ^C[andrea@Zatoichi target]$ 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8T18:12:58</meta:creation-date>
    <meta:generator>LibreOffice/4.0.4.2$Linux_X86_64 LibreOffice_project/400m0$Build-2</meta:generator>
    <dc:date>2015-06-18T18:17:01</dc:date>
    <dc:creator>Andrea </dc:creator>
    <meta:editing-duration>P0D</meta:editing-duration>
    <meta:editing-cycles>1</meta:editing-cycles>
    <meta:document-statistic meta:table-count="1" meta:image-count="0" meta:object-count="0" meta:page-count="2" meta:paragraph-count="57" meta:word-count="417" meta:character-count="2491" meta:non-whitespace-character-count="2050"/>
  </office:meta>
</office:document-meta>
</file>